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orphans="2" fo:widows="2"/>
      <style:text-properties style:font-name="Roboto" fo:font-size="10pt"/>
    </style:style>
    <style:style style:name="P2" style:family="paragraph" style:parent-style-name="Text_20_body">
      <style:paragraph-properties fo:orphans="2" fo:widows="2"/>
    </style:style>
    <style:style style:name="P3" style:family="paragraph" style:parent-style-name="Text_20_body">
      <style:paragraph-properties fo:margin-left="0in" fo:margin-right="0in" fo:margin-top="0.2083in" fo:margin-bottom="0in" style:line-height-at-least="0.198in" fo:text-indent="0in" style:auto-text-indent="false"/>
      <style:text-properties fo:color="#000000" style:font-name="Roboto" fo:font-size="12pt"/>
    </style:style>
    <style:style style:name="P4" style:family="paragraph" style:parent-style-name="Text_20_body">
      <style:paragraph-properties fo:margin-left="0in" fo:margin-right="0in" fo:margin-top="0in" fo:margin-bottom="0in" fo:orphans="2" fo:widows="2" fo:text-indent="0in" style:auto-text-indent="false"/>
      <style:text-properties fo:font-variant="normal" fo:text-transform="none" fo:color="#4d4d4d" style:font-name="Roboto" fo:font-size="10pt" fo:letter-spacing="normal" fo:font-style="normal" fo:font-weight="normal"/>
    </style:style>
    <style:style style:name="P5" style:family="paragraph" style:parent-style-name="Text_20_body">
      <style:paragraph-properties fo:margin-left="0in" fo:margin-right="0in" fo:margin-top="0in" fo:margin-bottom="0in" fo:orphans="2" fo:widows="2" fo:text-indent="0in" style:auto-text-indent="false"/>
      <style:text-properties fo:font-variant="normal" fo:text-transform="none" fo:color="#4d4d4d" style:font-name="Roboto" fo:font-size="12pt" fo:letter-spacing="normal" fo:font-style="normal" fo:font-weight="normal"/>
    </style:style>
    <style:style style:name="P6" style:family="paragraph" style:parent-style-name="Text_20_body">
      <style:paragraph-properties fo:margin-top="0in" fo:margin-bottom="0in"/>
    </style:style>
    <style:style style:name="P7" style:family="paragraph" style:parent-style-name="Text_20_body">
      <style:paragraph-properties fo:margin-top="0in" fo:margin-bottom="0in" fo:orphans="2" fo:widows="2"/>
      <style:text-properties style:font-name="Roboto" fo:font-size="10pt"/>
    </style:style>
    <style:style style:name="P8" style:family="paragraph" style:parent-style-name="Text_20_body">
      <style:paragraph-properties fo:margin-top="0in" fo:margin-bottom="0in" fo:orphans="2" fo:widows="2"/>
      <style:text-properties fo:font-variant="normal" fo:text-transform="none" fo:color="#4d4d4d" style:font-name="Roboto" fo:font-size="10pt" fo:letter-spacing="normal" fo:font-style="normal" fo:font-weight="normal"/>
    </style:style>
    <style:style style:name="P9" style:family="paragraph" style:parent-style-name="Text_20_body">
      <style:paragraph-properties fo:margin-top="0in" fo:margin-bottom="0in" fo:orphans="2" fo:widows="2"/>
      <style:text-properties fo:font-variant="normal" fo:text-transform="none" fo:color="#4d4d4d" style:font-name="Roboto" fo:font-size="12pt" fo:letter-spacing="normal" fo:font-style="normal" fo:font-weight="normal"/>
    </style:style>
    <style:style style:name="P10" style:family="paragraph" style:parent-style-name="Text_20_body">
      <style:paragraph-properties fo:margin-top="0in" fo:margin-bottom="0in" fo:orphans="2" fo:widows="2"/>
      <style:text-properties fo:font-variant="normal" fo:text-transform="none" fo:color="#4d4d4d" fo:letter-spacing="normal"/>
    </style:style>
    <style:style style:name="P11" style:family="paragraph" style:parent-style-name="Text_20_body">
      <style:paragraph-properties fo:margin-top="0in" fo:margin-bottom="0in" fo:orphans="2" fo:widows="2"/>
    </style:style>
    <style:style style:name="T1" style:family="text">
      <style:text-properties style:font-name="Roboto" fo:font-size="10pt" fo:font-style="normal" fo:font-weight="normal"/>
    </style:style>
    <style:style style:name="T2" style:family="text">
      <style:text-properties fo:color="#337ab7" style:text-line-through-style="none" style:font-name="Roboto" style:text-underline-style="none" style:text-blinking="false" fo:background-color="transparent"/>
    </style:style>
    <style:style style:name="T3" style:family="text">
      <style:text-properties fo:font-variant="normal" fo:text-transform="none" fo:color="#337ab7" style:text-line-through-style="none" style:font-name="Roboto" fo:font-size="10pt" fo:letter-spacing="normal" fo:font-style="normal" style:text-underline-style="none" fo:font-weight="normal" style:text-blinking="false" fo:background-color="transparent"/>
    </style:style>
    <style:style style:name="T4" style:family="text">
      <style:text-properties fo:font-variant="normal" fo:text-transform="none" fo:color="#337ab7" style:text-line-through-style="none" fo:letter-spacing="normal" style:text-underline-style="none" style:text-blinking="false" fo:background-color="transparent"/>
    </style:style>
    <style:style style:name="T5" style:family="text">
      <style:text-properties fo:font-variant="normal" fo:text-transform="none" fo:color="#4d4d4d" style:font-name="Roboto" fo:font-size="10pt" fo:letter-spacing="normal" fo:font-style="normal" fo:font-weight="normal"/>
    </style:style>
    <style:style style:name="T6" style:family="text">
      <style:text-properties fo:font-variant="normal" fo:text-transform="none" fo:color="#4d4d4d" style:font-name="Roboto" fo:font-size="10pt" fo:letter-spacing="normal" fo:font-style="normal" fo:font-weight="bold"/>
    </style:style>
    <style:style style:name="T7" style:family="text">
      <style:text-properties fo:font-variant="normal" fo:text-transform="none" fo:color="#4d4d4d" fo:letter-spacing="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rt assets secured on the blockchain</text:p>
      <text:p text:style-name="P4">Friends and followers,</text:p>
      <text:p text:style-name="P7"/>
      <text:p text:style-name="P8">Pleasure to see some of you at artchain's Bash on Friday at which we showed Philip Firsov's painting oeuvre and hosted Gilbert &amp; George. we anticipate throwing many similar events in the new year if we win the hack.ether.camp competition as part our mission to revolutionise the art industry with blockchain technology. to do this we need your votes. all the details are below. vote and share. I know I can count on you.</text:p>
      <text:p text:style-name="P8"><text:line-break/>Democratise the art industry on the blockchain by clicking your support for artchain.</text:p>
      <text:p text:style-name="P7"/>
      <text:p text:style-name="P11"><text:a xlink:type="simple" xlink:href="https://hack.ether.camp/public/artchain" office:target-frame-name="_blank" xlink:show="new" text:style-name="Internet_20_link" text:visited-style-name="Visited_20_Internet_20_Link"><text:span text:style-name="T3">artchain profile on hack.ether.camp</text:span></text:a></text:p>
      <text:p text:style-name="P7"/>
      <text:p text:style-name="P8">instructions to vote for artchain:</text:p>
      <text:p text:style-name="P7"/>
      <text:p text:style-name="P11"><text:span text:style-name="T5">1. </text:span><text:a xlink:type="simple" xlink:href="https://hack.ether.camp/signup" office:target-frame-name="_blank" xlink:show="new" text:style-name="Internet_20_link" text:visited-style-name="Visited_20_Internet_20_Link"><text:span text:style-name="T3">hack.ether.camp/signup</text:span></text:a></text:p>
      <text:p text:style-name="P8">register your facebook to prove you are not a bot, you now have 110 votes;</text:p>
      <text:p text:style-name="P7"/>
      <text:p text:style-name="P8">2. copy the seed phrase, private key, and public address and paste them into a note or a document to be saved for later;</text:p>
      <text:p text:style-name="P7"/>
      <text:p text:style-name="P8">3. type 'I remember' and attach your twitter if you have one to bring yourself up to 210 votes;</text:p>
      <text:p text:style-name="P7"/>
      <text:p text:style-name="P8">4. to vote, go to:</text:p>
      <text:p text:style-name="P11"><text:a xlink:type="simple" xlink:href="https://hack.ether.camp/public/artchain" office:target-frame-name="_blank" xlink:show="new" text:style-name="Internet_20_link" text:visited-style-name="Visited_20_Internet_20_Link"><text:span text:style-name="T3">artchain profile on hack.ether.camp</text:span></text:a><text:span text:style-name="T5"> and click the large number under appreciate this;</text:span></text:p>
      <text:p text:style-name="P7"/>
      <text:p text:style-name="P8">5. paste your private key in the box as your 'signature'. if it does not process hit refresh a few times.</text:p>
      <text:p text:style-name="P7"/>
      <text:p text:style-name="P8">you have now put artchain closer to our target and set up your first blockchain wallet which in future you will need to store digital assets.</text:p>
      <text:p text:style-name="P7"/>
      <text:p text:style-name="P11"><text:span text:style-name="T5">a video to explain voting: </text:span><text:a xlink:type="simple" xlink:href="https://youtu.be/tczDCkWNyFY" office:target-frame-name="_blank" xlink:show="new" text:style-name="Internet_20_link" text:visited-style-name="Visited_20_Internet_20_Link"><text:span text:style-name="T3">artchain viral video</text:span></text:a></text:p>
      <text:p text:style-name="P7"/>
      <text:p text:style-name="P8">please share.</text:p>
      <text:p text:style-name="P7"/>
      <text:p text:style-name="P8">if you or your contacts have any problems, please forward them to me</text:p>
      <text:p text:style-name="P10">​<text:span text:style-name="T1">. I am available on all channels below 24h/day between now and thurs 22.12.2016 when the competition ends at 14.00GMT​</text:span></text:p>
      <text:p text:style-name="P8">.</text:p>
      <text:p text:style-name="P10">​ <text:span text:style-name="T1">Looking forward to hearing from you.​</text:span></text:p>
      <text:p text:style-name="P10">​​</text:p>
      <text:p text:style-name="P1"/>
      <text:p text:style-name="P10">​<text:span text:style-name="T1">join the discussion here: </text:span></text:p>
      <text:p text:style-name="P2"><text:a xlink:type="simple" xlink:href="https://www.facebook.com/events/1250667864979968" office:target-frame-name="_blank" xlink:show="new" text:style-name="Internet_20_link" text:visited-style-name="Visited_20_Internet_20_Link"><text:span text:style-name="T3">artchain voting event on facebook</text:span></text:a></text:p>
      <text:p text:style-name="P8">thanks.</text:p>
      <text:p text:style-name="P11"/>
      <text:p text:style-name="P10">​</text:p>
      <text:p text:style-name="P11"><text:span text:style-name="T5">Laurenzo William Mefsut<text:line-break/>founder<text:line-break/></text:span><text:span text:style-name="T6">artchain</text:span><text:span text:style-name="T5"><text:line-break/></text:span><text:a xlink:type="simple" xlink:href="tel:+44%207795%20530065" office:target-frame-name="_blank" xlink:show="new" text:style-name="Internet_20_link" text:visited-style-name="Visited_20_Internet_20_Link"><text:span text:style-name="T3">+447795530065</text:span></text:a><text:span text:style-name="T5"><text:line-break/></text:span><text:a xlink:type="simple" xlink:href="mailto:laurenzo@artchain.org" office:target-frame-name="_blank" xlink:show="new" text:style-name="Internet_20_link" text:visited-style-name="Visited_20_Internet_20_Link"><text:span text:style-name="T3">laurenzo@artchain.org</text:span></text:a></text:p>
      <text:p text:style-name="P7"/>
      <text:p text:style-name="P11"><text:span text:style-name="T7">​</text:span><text:a xlink:type="simple" xlink:href="https://hack.ether.camp/public/artchain" office:target-frame-name="_blank" xlink:show="new" text:style-name="Internet_20_link" text:visited-style-name="Visited_20_Internet_20_Link"><text:span text:style-name="T3">artchain profile on hack.ether.camp</text:span></text:a><text:span text:style-name="T5">​</text:span></text:p>
      <text:p text:style-name="P7"/>
      <text:p text:style-name="P11"><text:a xlink:type="simple" xlink:href="http://facebook.com/groups/artchain" office:target-frame-name="_blank" xlink:show="new" text:style-name="Internet_20_link" text:visited-style-name="Visited_20_Internet_20_Link"><text:span text:style-name="T3">artchain facebook group</text:span></text:a></text:p>
      <text:p text:style-name="P11"><text:soft-page-break/><text:a xlink:type="simple" xlink:href="http://facebook.com/artchainlondon" office:target-frame-name="_blank" xlink:show="new" text:style-name="Internet_20_link" text:visited-style-name="Visited_20_Internet_20_Link"><text:span text:style-name="T3">artchain facebook page</text:span></text:a></text:p>
      <text:p text:style-name="P11"><text:a xlink:type="simple" xlink:href="http://instagram.com/artchainlondon" office:target-frame-name="_blank" xlink:show="new" text:style-name="Internet_20_link" text:visited-style-name="Visited_20_Internet_20_Link"><text:span text:style-name="T4">​</text:span></text:a></text:p>
      <text:p text:style-name="P11"><text:a xlink:type="simple" xlink:href="http://instagram.com/artchainlondon" office:target-frame-name="_blank" xlink:show="new" text:style-name="Internet_20_link" text:visited-style-name="Visited_20_Internet_20_Link"><text:span text:style-name="T3">artchain instagram</text:span></text:a><text:span text:style-name="T5"><text:line-break/></text:span><text:a xlink:type="simple" xlink:href="http://twitter.com/artchain_" office:target-frame-name="_blank" xlink:show="new" text:style-name="Internet_20_link" text:visited-style-name="Visited_20_Internet_20_Link"><text:span text:style-name="T3">artchain twitter</text:span></text:a><text:span text:style-name="T5"><text:line-break/></text:span><text:a xlink:type="simple" xlink:href="https://youtu.be/IRkPUiQMSJ8" office:target-frame-name="_blank" xlink:show="new" text:style-name="Internet_20_link" text:visited-style-name="Visited_20_Internet_20_Link"><text:span text:style-name="T3">artchain interview</text:span></text:a></text:p>
      <text:p text:style-name="P2"><text:a xlink:type="simple" xlink:href="http://linkedin.com/company/10991602" office:target-frame-name="_blank" xlink:show="new" text:style-name="Internet_20_link" text:visited-style-name="Visited_20_Internet_20_Link"><text:span text:style-name="T3">artchain linkedin</text:span></text:a></text:p>
      <text:p text:style-name="P8">level 9</text:p>
      <text:p text:style-name="P8">199 Bishopsgate</text:p>
      <text:p text:style-name="P8">City of London GB</text:p>
      <text:p text:style-name="P8">EC2M 3TY</text:p>
      <text:p text:style-name="P10">​</text:p>
      <text:p text:style-name="P9"><text:line-break/><text:line-break/>Introduction<text:line-break/><text:line-break/>The art industry is rife with undetected fraud. Currently, the art market suffers from incompleteness of information due a lack of trust among its participants. </text:p>
      <text:p text:style-name="P5"/>
      <text:p text:style-name="P5">Establishing the authenticity of art assets is expensive and often disputed which leads to artificially raised costs of conveyancing in an attempt to protect ‒ imperfectly ‒ against fraud. </text:p>
      <text:p text:style-name="P5"/>
      <text:p text:style-name="P5">Transaction of art assets is regulated neither by deed nor by a public ‘art registry’ unlike similar tangible asset classes ‒ land &amp; vehicles ‒ which are exchanged more reliably &amp; frictionlessly. </text:p>
      <text:p text:style-name="P5"/>
      <text:p text:style-name="P5">Such certification cannot exist using legacy technology due to the compromises of private information it would entail. The unique property of the blockchain is its ability to provide immutable proof that x is y using a distributed ledger, unmatched cryptographic security, and smart contract conveyancing. artchain ‒ a gold standard certification system for art assets ‒ can harmonise the art market with its analogues, preserve the security of private ownership information, and provide all counterparties the guarantee that they will come out of a transaction with satisfaction. </text:p>
      <text:p text:style-name="P5"/>
      <text:p text:style-name="P5">Once artchain has been established, the art market can be securitised, which has heretofore been an impossibility. This is the Blockchain Revolution. Together, with the new consensus artchain can provide, we can build a coalition of art industry professionals and participants facing the future of mutual self-regulation of transactions and provenance.</text:p>
      <text:p text:style-name="P5"/>
      <text:p text:style-name="P5">For an MVP we are producing an app with a smart contract back-end. </text:p>
      <text:p text:style-name="P6"><text:line-break/><text:a xlink:type="simple" xlink:href="https://hack.ether.camp/public/artchain" text:style-name="Internet_20_link" text:visited-style-name="Visited_20_Internet_20_Link">https://hack.ether.camp/public/artchain</text:a></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Roboto" svg:font-family="Roboto, sans-serif"/>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23T11:21:09.48</meta:creation-date>
    <dc:date>2016-12-23T11:21:38.51</dc:date>
    <meta:editing-duration>PT28S</meta:editing-duration>
    <meta:editing-cycles>2</meta:editing-cycles>
    <meta:generator>OpenOffice/4.1.2$Win32 OpenOffice.org_project/412m3$Build-9782</meta:generator>
    <meta:document-statistic meta:table-count="0" meta:image-count="0" meta:object-count="0" meta:page-count="2" meta:paragraph-count="44" meta:word-count="563" meta:character-count="3533"/>
  </office:meta>
</office:document-meta>
</file>